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035220"/>
    </style:style>
    <style:style style:name="P2" style:family="paragraph" style:parent-style-name="Heading_20_2">
      <style:text-properties officeooo:rsid="00033cb9" officeooo:paragraph-rsid="0004d05e"/>
    </style:style>
    <style:style style:name="P3" style:family="paragraph" style:parent-style-name="Heading_20_2">
      <style:text-properties officeooo:paragraph-rsid="0004d05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text-properties officeooo:paragraph-rsid="000e8cba"/>
    </style:style>
    <style:style style:name="P6" style:family="paragraph" style:parent-style-name="Standard">
      <style:text-properties officeooo:rsid="0001de9a" officeooo:paragraph-rsid="0001de9a"/>
    </style:style>
    <style:style style:name="P7" style:family="paragraph" style:parent-style-name="Standard">
      <style:text-properties officeooo:rsid="0002fb02" officeooo:paragraph-rsid="0002fb02"/>
    </style:style>
    <style:style style:name="P8" style:family="paragraph" style:parent-style-name="Standard">
      <style:text-properties officeooo:rsid="0002fb02" officeooo:paragraph-rsid="00035220"/>
    </style:style>
    <style:style style:name="P9" style:family="paragraph" style:parent-style-name="Standard">
      <style:text-properties officeooo:rsid="00033cb9" officeooo:paragraph-rsid="00035220"/>
    </style:style>
    <style:style style:name="P10" style:family="paragraph" style:parent-style-name="Standard">
      <style:text-properties officeooo:rsid="00033cb9" officeooo:paragraph-rsid="0004d05e"/>
    </style:style>
    <style:style style:name="P11" style:family="paragraph" style:parent-style-name="Standard">
      <style:text-properties officeooo:rsid="00035220" officeooo:paragraph-rsid="00035220"/>
    </style:style>
    <style:style style:name="P12" style:family="paragraph" style:parent-style-name="Standard">
      <style:text-properties officeooo:rsid="00035220" officeooo:paragraph-rsid="0004d05e"/>
    </style:style>
    <style:style style:name="P13" style:family="paragraph" style:parent-style-name="Standard">
      <style:text-properties officeooo:paragraph-rsid="00035220"/>
    </style:style>
    <style:style style:name="P14" style:family="paragraph" style:parent-style-name="Standard" style:list-style-name="L1">
      <style:text-properties officeooo:paragraph-rsid="00035220"/>
    </style:style>
    <style:style style:name="P15" style:family="paragraph" style:parent-style-name="Standard">
      <style:text-properties officeooo:rsid="0004d05e" officeooo:paragraph-rsid="0004d05e"/>
    </style:style>
    <style:style style:name="P16" style:family="paragraph" style:parent-style-name="Standard">
      <style:text-properties officeooo:rsid="0004d05e" officeooo:paragraph-rsid="0006c860"/>
    </style:style>
    <style:style style:name="P17" style:family="paragraph" style:parent-style-name="Standard">
      <style:text-properties officeooo:rsid="0004d05e" officeooo:paragraph-rsid="000e8cba"/>
    </style:style>
    <style:style style:name="P18" style:family="paragraph" style:parent-style-name="Standard">
      <style:text-properties fo:font-weight="bold" officeooo:rsid="0004d05e" officeooo:paragraph-rsid="0006c860" style:font-weight-asian="bold" style:font-weight-complex="bold"/>
    </style:style>
    <style:style style:name="P19" style:family="paragraph" style:parent-style-name="Standard">
      <style:text-properties officeooo:rsid="0006c860" officeooo:paragraph-rsid="0006c860"/>
    </style:style>
    <style:style style:name="P20" style:family="paragraph" style:parent-style-name="Standard">
      <style:text-properties officeooo:paragraph-rsid="0006c860"/>
    </style:style>
    <style:style style:name="P21" style:family="paragraph" style:parent-style-name="Standard">
      <style:text-properties fo:font-weight="normal" officeooo:rsid="0006c860" officeooo:paragraph-rsid="0006c860" style:font-weight-asian="normal" style:font-weight-complex="normal"/>
    </style:style>
    <style:style style:name="P22" style:family="paragraph" style:parent-style-name="Standard">
      <style:text-properties officeooo:rsid="0008c9e4" officeooo:paragraph-rsid="0008c9e4"/>
    </style:style>
    <style:style style:name="P23" style:family="paragraph" style:parent-style-name="Standard">
      <style:text-properties officeooo:paragraph-rsid="000cae64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weight="normal" officeooo:rsid="0006c860" officeooo:paragraph-rsid="000cae64" style:font-weight-asian="normal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weight="normal" officeooo:rsid="000f232e" officeooo:paragraph-rsid="000f232e" style:font-weight-asian="normal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paragraph-rsid="000e8cba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06c860" officeooo:paragraph-rsid="000cae64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06c860" officeooo:paragraph-rsid="0006c860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04d05e" officeooo:paragraph-rsid="000cae64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04d05e" officeooo:paragraph-rsid="000e8cba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04d05e" officeooo:paragraph-rsid="00035220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paragraph-rsid="000cae64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paragraph-rsid="0006c860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paragraph-rsid="00035220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0e8cba" officeooo:paragraph-rsid="000e8cba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officeooo:rsid="000f232e" officeooo:paragraph-rsid="000f232e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officeooo:paragraph-rsid="000f232e"/>
    </style:style>
    <style:style style:name="P38" style:family="paragraph" style:parent-style-name="Text_20_body">
      <style:text-properties officeooo:rsid="00035220" officeooo:paragraph-rsid="00035220"/>
    </style:style>
    <style:style style:name="P39" style:family="paragraph" style:parent-style-name="Text_20_body">
      <style:text-properties officeooo:paragraph-rsid="00035220"/>
    </style:style>
    <style:style style:name="P40" style:family="paragraph" style:parent-style-name="Text_20_body" style:list-style-name="L1">
      <style:text-properties officeooo:paragraph-rsid="00035220"/>
    </style:style>
    <style:style style:name="P41" style:family="paragraph" style:parent-style-name="Text_20_body">
      <style:text-properties officeooo:rsid="0004d05e" officeooo:paragraph-rsid="0004d05e"/>
    </style:style>
    <style:style style:name="P42" style:family="paragraph" style:parent-style-name="Text_20_body">
      <style:text-properties officeooo:paragraph-rsid="0004d05e"/>
    </style:style>
    <style:style style:name="P43" style:family="paragraph" style:parent-style-name="Text_20_body">
      <style:text-properties officeooo:rsid="00075c75" officeooo:paragraph-rsid="00075c75"/>
    </style:style>
    <style:style style:name="P44" style:family="paragraph" style:parent-style-name="Text_20_body">
      <style:text-properties officeooo:rsid="000cae64" officeooo:paragraph-rsid="000cae64"/>
    </style:style>
    <style:style style:name="P45" style:family="paragraph" style:parent-style-name="Text_20_body" style:list-style-name="L2">
      <style:text-properties officeooo:rsid="000cae64" officeooo:paragraph-rsid="000cae64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officeooo:rsid="0006c860" officeooo:paragraph-rsid="0006c860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officeooo:paragraph-rsid="0006c860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officeooo:rsid="00035220" officeooo:paragraph-rsid="00035220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officeooo:rsid="000e8cba" officeooo:paragraph-rsid="000ea92e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officeooo:paragraph-rsid="00035220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officeooo:paragraph-rsid="0004d05e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officeooo:paragraph-rsid="000732eb"/>
    </style:style>
    <style:style style:name="T1" style:family="text">
      <style:text-properties officeooo:rsid="0002fb02"/>
    </style:style>
    <style:style style:name="T2" style:family="text">
      <style:text-properties officeooo:rsid="00033cb9"/>
    </style:style>
    <style:style style:name="T3" style:family="text">
      <style:text-properties officeooo:rsid="00035220"/>
    </style:style>
    <style:style style:name="T4" style:family="text">
      <style:text-properties officeooo:rsid="0004d05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2fb02" style:font-weight-asian="bold" style:font-weight-complex="bold"/>
    </style:style>
    <style:style style:name="T7" style:family="text">
      <style:text-properties fo:font-weight="bold" officeooo:rsid="0004d05e" style:font-weight-asian="bold" style:font-weight-complex="bold"/>
    </style:style>
    <style:style style:name="T8" style:family="text">
      <style:text-properties fo:font-weight="bold" officeooo:rsid="0006c860" style:font-weight-asian="bold" style:font-weight-complex="bold"/>
    </style:style>
    <style:style style:name="T9" style:family="text">
      <style:text-properties fo:font-weight="bold" officeooo:rsid="000cae64" style:font-weight-asian="bold" style:font-weight-complex="bold"/>
    </style:style>
    <style:style style:name="T10" style:family="text">
      <style:text-properties fo:font-weight="bold" officeooo:rsid="000e8cba" style:font-weight-asian="bold" style:font-weight-complex="bold"/>
    </style:style>
    <style:style style:name="T11" style:family="text">
      <style:text-properties style:font-name="Liberation Sans" fo:font-size="14.1000003814697pt" fo:font-weight="bold" officeooo:rsid="000e8cba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Liberation Sans" fo:font-size="14.1000003814697pt" fo:font-weight="bold" officeooo:rsid="000f232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06c86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e8cba" style:font-weight-asian="normal" style:font-weight-complex="normal"/>
    </style:style>
    <style:style style:name="T16" style:family="text">
      <style:text-properties fo:color="#c9211e" officeooo:rsid="0006c860"/>
    </style:style>
    <style:style style:name="T17" style:family="text">
      <style:text-properties officeooo:rsid="000732eb"/>
    </style:style>
    <style:style style:name="T18" style:family="text">
      <style:text-properties officeooo:rsid="000ad788"/>
    </style:style>
    <style:style style:name="T19" style:family="text">
      <style:text-properties officeooo:rsid="000e8cba"/>
    </style:style>
    <style:style style:name="T20" style:family="text">
      <style:text-properties officeooo:rsid="000ea92e"/>
    </style:style>
    <style:style style:name="T21" style:family="text">
      <style:text-properties officeooo:rsid="000f23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artflow M4 V3 Bootl<text:span text:style-name="T4">oa</text:span>der</text:p>
      <text:p text:style-name="P6"/>
      <text:h text:style-name="Heading_20_1" text:outline-level="1">Hardware</text:h>
      <text:p text:style-name="P7">Processor:SAMD51J19A</text:p>
      <text:p text:style-name="P12">Bootloader size TBC <text:span text:style-name="T4">~</text:span>60Kb</text:p>
      <text:p text:style-name="P12">Fuses: TBC</text:p>
      <text:p text:style-name="P12">Modem:SIM868 – making use of the built in ftp functionality <text:span text:style-name="T4">to transfer files down</text:span></text:p>
      <text:p text:style-name="P12"/>
      <text:p text:style-name="P7">Template Bootloaders:</text:p>
      <text:p text:style-name="P7">samdx1_sam_ba – traditional Bootloader ( adafruit\samd\bootloaders\metroM4)</text:p>
      <text:p text:style-name="P15">Storage:<text:span text:style-name="T1">SPI flash Winbond 25Q16 </text:span>as per the Metro M4</text:p>
      <text:p text:style-name="P11"/>
      <text:p text:style-name="P11"/>
      <text:h text:style-name="Heading_20_2" text:outline-level="2">Fuses</text:h>
      <text:p text:style-name="P22">The booloader can set the fuses to known values to help production and unlocking of devices if needed</text:p>
      <text:p text:style-name="P9"/>
      <text:h text:style-name="P1" text:outline-level="2">Flash S<text:span text:style-name="T1">t</text:span>orage</text:h>
      <text:p text:style-name="P8">SPI flash Winbond 25Q16 as used on the Metro M4</text:p>
      <text:p text:style-name="P8"/>
      <text:p text:style-name="P39"><text:span text:style-name="T3">The following data must be stored in the spi flash for the bootloader to work:</text:span></text:p>
      <text:list xml:id="list4025962903" text:style-name="L1">
        <text:list-item>
          <text:p text:style-name="P40"><text:span text:style-name="T3">12 digit serial number</text:span></text:p>
        </text:list-item>
        <text:list-item>
          <text:p text:style-name="P14"><text:span text:style-name="T1">16 char ascii string for </text:span><text:span text:style-name="T6">hardware version</text:span><text:span text:style-name="T1"> “smarflow3v00”</text:span></text:p>
        </text:list-item>
      </text:list>
      <text:p text:style-name="P13"/>
      <text:p text:style-name="P19">Additonal Data will be stored in the SPI flash memory:</text:p>
      <text:p text:style-name="P19"/>
      <text:p text:style-name="P19">MainProgramChecksum : 32 bits – this is used to check if the main program is good to run</text:p>
      <text:p text:style-name="P19"/>
      <text:p text:style-name="P19"/>
      <text:h text:style-name="P4" text:outline-level="2"><text:span text:style-name="T3">Bootloader </text:span>File Format</text:h>
      <text:p text:style-name="P41">The main file will be named after the <text:span text:style-name="T5">hardware version</text:span> - “<text:span text:style-name="T1">smarflow3v00.</text:span>bin” </text:p>
      <text:p text:style-name="P42"><text:span text:style-name="T4">An info file will also exsist to aid the bootloader - “smarflow3v00.bdf”.</text:span></text:p>
      <text:p text:style-name="P41"/>
      <text:p text:style-name="P42"><text:span text:style-name="T3">The .bdf file will have blocks of data to help the Bootloader:</text:span></text:p>
      <text:p text:style-name="P46"><text:span text:style-name="T21">BinFile</text:span>Name <text:s/>16 char ascii string</text:p>
      <text:p text:style-name="P46"><text:span text:style-name="T21">BinFile</text:span>Size 32 bits</text:p>
      <text:p text:style-name="P47"><text:span text:style-name="T21">BinFileStartAddress 32 bits</text:span></text:p>
      <text:p text:style-name="P49"><text:span text:style-name="T21">BinFile</text:span>U<text:span text:style-name="T20">serWords[4] 32 bits</text:span></text:p>
      <text:p text:style-name="P50"><text:span text:style-name="T17">BinFileChecksum 32 bits</text:span></text:p>
      <text:p text:style-name="P51"><text:span text:style-name="T21">BinFileBlockSize 32 bits</text:span></text:p>
      <text:p text:style-name="P48"><text:span text:style-name="T21">BinFile</text:span>Block<text:span text:style-name="T21">NumberBlocks</text:span>[] <text:span text:style-name="T4">32 Bits</text:span></text:p>
      <text:p text:style-name="P52"><text:span text:style-name="T21">BdfFileChecksum</text:span></text:p>
      <text:p text:style-name="P48"/>
      <text:p text:style-name="P38">Size of a programming Block is deteremined by:</text:p>
      <text:p text:style-name="P38"><text:tab/>GSM – amount of data that can be easily moved over gprs</text:p>
      <text:p text:style-name="P38"><text:tab/>SPI flash Block Size</text:p>
      <text:p text:style-name="P38"/>
      <text:p text:style-name="P43">The checksums will be same style reported in the main program <text:s/>- 32 bit 2’s complement</text:p>
      <text:h text:style-name="Heading_20_1" text:outline-level="1"><text:span text:style-name="T3">Bootloader </text:span>Build System </text:h>
      <text:p text:style-name="P7">Need to check if the Adafruit Usb Storage </text:p>
      <text:p text:style-name="P7">We may have to use Arduino code to <text:span text:style-name="T4">drive the SPI flash</text:span></text:p>
      <text:p text:style-name="P7"/>
      <text:p text:style-name="P6"/>
      <text:h text:style-name="Heading_20_1" text:outline-level="1">Bootl<text:span text:style-name="T21">oa</text:span>der Operation<text:span text:style-name="T8">:</text:span></text:h>
      <text:p text:style-name="P18"/>
      <text:h text:style-name="Heading_20_1" text:outline-level="1">Ftp_Bootloader_Start:</text:h>
      <text:p text:style-name="P18"/>
      <text:h text:style-name="Heading_20_3" text:outline-level="3">Precheck</text:h>
      <text:p text:style-name="P44">We need Network to be good before we can start – if we dont have it and we where forced to try we will have to postpone it – see failure modes</text:p>
      <text:p text:style-name="P23"/>
      <text:h text:style-name="Heading_20_2" text:outline-level="2">Main Check</text:h>
      <text:p text:style-name="P32"><text:span text:style-name="T4">Bypass link will be checked – if present </text:span><text:span text:style-name="T8">Goto</text:span><text:span text:style-name="T7">_</text:span><text:span text:style-name="T8">M</text:span><text:span text:style-name="T7">ain_</text:span><text:span text:style-name="T8">App</text:span></text:p>
      <text:p text:style-name="P23"><text:span text:style-name="T8"/></text:p>
      <text:p text:style-name="P24">T<text:span text:style-name="T18">he modem will be turned on now</text:span></text:p>
      <text:p text:style-name="P24"/>
      <text:p text:style-name="P26"><text:span text:style-name="T15">Check “Force Update Static RAM location” – if force active then go to </text:span><text:span text:style-name="T7">Ftp_Bootloader_Start </text:span><text:span text:style-name="T9">( FLAG_APP_FORCE)</text:span></text:p>
      <text:p text:style-name="P24"/>
      <text:p text:style-name="P27"><text:span text:style-name="T14">Check if the main program is valid – if not (invalid checksum) </text:span><text:span text:style-name="T7">Ftp_Bootloader_Start </text:span><text:span text:style-name="T9">(FLAG_APP_INVALID)</text:span></text:p>
      <text:p text:style-name="P29"/>
      <text:p text:style-name="P26"><text:span text:style-name="T15">Check if sim card installed – if not </text:span><text:span text:style-name="T8">Goto</text:span><text:span text:style-name="T7">_</text:span><text:span text:style-name="T8">M</text:span><text:span text:style-name="T7">ain_</text:span><text:span text:style-name="T8">App</text:span></text:p>
      <text:p text:style-name="P30"/>
      <text:p text:style-name="P30"><text:span text:style-name="T19">Check “</text:span>RTC <text:span text:style-name="T19">Last Update Time”</text:span> – if the version has been checked recently <text:span text:style-name="T19">then </text:span><text:span text:style-name="T8">Goto</text:span><text:span text:style-name="T5">_</text:span><text:span text:style-name="T8">M</text:span><text:span text:style-name="T5">ain_</text:span><text:span text:style-name="T8">App</text:span></text:p>
      <text:p text:style-name="P30"><text:span text:style-name="T8"/></text:p>
      <text:p text:style-name="P17"><text:span text:style-name="T8"/></text:p>
      <text:p text:style-name="P17"><text:span text:style-name="T8"/></text:p>
      <text:h text:style-name="P5" text:outline-level="3"><text:span text:style-name="T12">BDF</text:span><text:span text:style-name="T11"> Check Process</text:span></text:h>
      <text:p text:style-name="P33"><text:span text:style-name="T2">The Bootloader will connect to an FTP server using PORT mode (no pasv support) </text:span></text:p>
      <text:p text:style-name="P33"/>
      <text:p text:style-name="P34"><text:span text:style-name="T2">It will download the bdf file based on the hardware name comprised of the hardware version + .dat for example “smartflow3v00.bdf”</text:span></text:p>
      <text:p text:style-name="P34"/>
      <text:p text:style-name="P28">It will use the data in the file to quickly check if Main App needs updated</text:p>
      <text:p text:style-name="P28"/>
      <text:p text:style-name="P35">See “<text:span text:style-name="T3">Bootloader </text:span>File Format”</text:p>
      <text:p text:style-name="P28"/>
      <text:p text:style-name="P28">If there is no need to udpate then <text:span text:style-name="T5">Goto</text:span><text:span text:style-name="T7">_</text:span><text:span text:style-name="T5">M</text:span><text:span text:style-name="T7">ain_</text:span><text:span text:style-name="T5">App – </text:span><text:span text:style-name="T10">using the main checksum</text:span></text:p>
      <text:p text:style-name="P28"><text:span text:style-name="T10"/></text:p>
      <text:p text:style-name="P36"><text:span text:style-name="T5">Bdf </text:span><text:span text:style-name="T10">V</text:span><text:span text:style-name="T5">erification</text:span></text:p>
      <text:p text:style-name="P25"/>
      <text:p text:style-name="P25">Check the BdfFileChecksum is valid</text:p>
      <text:p text:style-name="P31"/>
      <text:p text:style-name="P37"><text:span text:style-name="T21">Use the FTP command to check the reported size of the bin file against the bdf.BinFileName &amp; bdf.BinFileSize information</text:span></text:p>
      <text:p text:style-name="P37"/>
      <text:p text:style-name="P37"/>
      <text:p text:style-name="P37"/>
      <text:p text:style-name="P20"><text:span text:style-name="T16"/></text:p>
      <text:h text:style-name="Heading_20_2" text:outline-level="2"><text:span text:style-name="T19">Bin B</text:span>lock Download Process</text:h>
      <text:p text:style-name="P19"/>
      <text:p text:style-name="P33"><text:span text:style-name="T13">A FTP transfer will begin – broken down into blocks of data to suit GSM transport ~ 256 bytes</text:span></text:p>
      <text:p text:style-name="P33"/>
      <text:p text:style-name="P20"/>
      <text:p text:style-name="P20"/>
      <text:p text:style-name="P20"/>
      <text:p text:style-name="P19"/>
      <text:h text:style-name="Heading_20_3" text:outline-level="3">Notes</text:h>
      <text:p text:style-name="P44">Failure modes can occur such as:</text:p>
      <text:list xml:id="list1114782095" text:style-name="L2">
        <text:list-item>
          <text:p text:style-name="P45">no sim card</text:p>
        </text:list-item>
        <text:list-item>
          <text:p text:style-name="P45">Bad recepetion – cannot register</text:p>
        </text:list-item>
        <text:list-item>
          <text:p text:style-name="P45">Cannot connect to ftp server</text:p>
        </text:list-item>
        <text:list-item>
          <text:p text:style-name="P45">no dat <text:s/>/ invalid file</text:p>
        </text:list-item>
        <text:list-item>
          <text:p text:style-name="P45">no bin file</text:p>
        </text:list-item>
        <text:list-item>
          <text:p text:style-name="P45">Cannot complete a download ( perhaps bad reception during download or server failure)</text:p>
        </text:list-item>
        <text:list-item>
          <text:p text:style-name="P45">checksum failure of downloaded data</text:p>
        </text:list-item>
      </text:list>
      <text:p text:style-name="P15"/>
      <text:h text:style-name="Heading_20_1" text:outline-level="1"><text:span text:style-name="T8">GoT</text:span><text:span text:style-name="T7">o_</text:span><text:span text:style-name="T8">M</text:span><text:span text:style-name="T7">ain_</text:span><text:span text:style-name="T8">App</text:span></text:h>
      <text:p text:style-name="P16"><text:span text:style-name="T5"/></text:p>
      <text:p text:style-name="P21">Vector to the main program – passing all control to the main App – <text:span text:style-name="T18">no more checks</text:span></text:p>
      <text:p text:style-name="P16"><text:span text:style-name="T5"/></text:p>
      <text:p text:style-name="P9"/>
      <text:h text:style-name="P3" text:outline-level="2">Check Limting</text:h>
      <text:p text:style-name="P10">The bootloader should know the last time it checked for <text:s/>new version</text:p>
      <text:p text:style-name="P10"/>
      <text:p text:style-name="P10">Clock Source = RTC which was updated by the GSM time. </text:p>
      <text:p text:style-name="P10">If the RTC is invalid it must check for an update.</text:p>
      <text:p text:style-name="P10"/>
      <text:p text:style-name="P10"><text:span text:style-name="T4">T</text:span>his is to ensure the bootloader is not slowing down normal reboots</text:p>
      <text:h text:style-name="P2" text:outline-level="2"/>
      <text:p text:style-name="P9"/>
      <text:h text:style-name="Heading_20_2" text:outline-level="2">Recovery Mode</text:h>
      <text:p text:style-name="P12"/>
      <text:h text:style-name="Heading_20_3" text:outline-level="3">Bypass Mode</text:h>
      <text:p text:style-name="P41">A link can be seen by the bootloader to the decide NOT to perform an update – this is for development as a the new flash code will be over-riden on next reboot</text:p>
      <text:p text:style-name="P10"/>
      <text:h text:style-name="Heading_20_1" text:outline-level="1">General Operation</text:h>
      <text:p text:style-name="P6">The Bootloader will connect to a FTP server and download its firmware</text:p>
      <text:p text:style-name="P6"/>
      <text:p text:style-name="P6"/>
      <text:p text:style-name="P6"/>
      <text:p text:style-name="P6"/>
      <text:p text:style-name="P6">Ftp Login</text:p>
      <text:p text:style-name="P6"/>
      <text:p text:style-name="P6">User:MAC address (ascii string decimal chars x 12) </text:p>
      <text:p text:style-name="P6">Password:IMEI of the SIM868 module TBC</text:p>
      <text:p text:style-name="P6"/>
      <text:h text:style-name="Heading_20_3" text:outline-level="3">Notes </text:h>
      <text:p text:style-name="P6">Could use email format as username to pass more data in</text:p>
      <text:p text:style-name="P6">We want to use a FTP server as this functioanlity is built into the modems</text:p>
      <text:p text:style-name="P6">We are using VSFTPD on EC2/AWS – it can be modified to pass a custom firmware to the device if needed.</text:p>
      <text:p text:style-name="P6"/>
      <text:p text:style-name="P6"/>
      <text:p text:style-name="P6"/>
      <text:p text:style-name="P6">Try and use as muc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officeooo:rsid="0008c9e4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20T16:25:44.214000000</dc:date>
    <meta:editing-duration>PT3H14M41S</meta:editing-duration>
    <meta:editing-cycles>8</meta:editing-cycles>
    <meta:document-statistic meta:table-count="0" meta:image-count="0" meta:object-count="0" meta:page-count="1" meta:paragraph-count="88" meta:word-count="707" meta:character-count="4113" meta:non-whitespace-character-count="3472"/>
  </office:meta>
</office:document-meta>
</file>